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1.0083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1965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8972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1.0752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193in"/>
    </style:style>
    <style:style style:name="co15" style:family="table-column">
      <style:table-column-properties fo:break-before="auto" style:column-width="1.2846in"/>
    </style:style>
    <style:style style:name="co16" style:family="table-column">
      <style:table-column-properties fo:break-before="auto" style:column-width="1.1854in"/>
    </style:style>
    <style:style style:name="co17" style:family="table-column">
      <style:table-column-properties fo:break-before="auto" style:column-width="1.3402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189in"/>
    </style:style>
    <style:style style:name="co20" style:family="table-column">
      <style:table-column-properties fo:break-before="auto" style:column-width="1.2957in"/>
    </style:style>
    <style:style style:name="co21" style:family="table-column">
      <style:table-column-properties fo:break-before="auto" style:column-width="0.9417in"/>
    </style:style>
    <style:style style:name="co22" style:family="table-column">
      <style:table-column-properties fo:break-before="auto" style:column-width="1.473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Gradient-Based">
      <style:table-properties table:display="true" style:writing-mode="lr-tb"/>
    </style:style>
    <style:style style:name="ta3" style:family="table" style:master-page-name="PageStyle_5f_Multiscale">
      <style:table-properties table:display="true" style:writing-mode="lr-tb"/>
    </style:style>
    <style:style style:name="ta4" style:family="table" style:master-page-name="PageStyle_5f_Mutual_20_Information">
      <style:table-properties table:display="true" style:writing-mode="lr-tb"/>
    </style:style>
    <style:style style:name="ta5" style:family="table" style:master-page-name="PageStyle_5f_Nonlinear_20_Correlation">
      <style:table-properties table:display="true" style:writing-mode="lr-tb"/>
    </style:style>
    <style:style style:name="ta6" style:family="table" style:master-page-name="PageStyle_5f_Phase_20_Congruency">
      <style:table-properties table:display="true" style:writing-mode="lr-tb"/>
    </style:style>
    <style:style style:name="ta7" style:family="table" style:master-page-name="PageStyle_5f_Piella_27_s_20_Metric">
      <style:table-properties table:display="true" style:writing-mode="lr-tb"/>
    </style:style>
    <style:style style:name="ta8" style:family="table" style:master-page-name="PageStyle_5f_Spatial_20_Frequency">
      <style:table-properties table:display="true" style:writing-mode="lr-tb"/>
    </style:style>
    <style:style style:name="ta9" style:family="table" style:master-page-name="PageStyle_5f_Tsallis_20_Entropy">
      <style:table-properties table:display="true" style:writing-mode="lr-tb"/>
    </style:style>
    <style:style style:name="ta10" style:family="table" style:master-page-name="PageStyle_5f_Mapping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 style:data-style-name="N8061"/>
    <style:style style:name="ce2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1" table:number-columns-repeated="2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3" table:default-cell-style-name="Excel_20_Built-in_20_Normal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/>
          <table:table-cell office:value-type="string">
            <text:p>Gradient based</text:p>
          </table:table-cell>
          <table:table-cell table:number-columns-repeated="2"/>
          <table:table-cell office:value-type="string">
            <text:p>multiscale</text:p>
          </table:table-cell>
          <table:table-cell table:number-columns-repeated="2"/>
          <table:table-cell office:value-type="string">
            <text:p>MI</text:p>
          </table:table-cell>
          <table:table-cell table:number-columns-repeated="2"/>
          <table:table-cell office:value-type="string">
            <text:p>nonlinear</text:p>
          </table:table-cell>
          <table:table-cell table:number-columns-repeated="2"/>
          <table:table-cell office:value-type="string">
            <text:p>phase congruency</text:p>
          </table:table-cell>
          <table:table-cell table:number-columns-repeated="2"/>
          <table:table-cell office:value-type="string">
            <text:p>piella's</text:p>
          </table:table-cell>
          <table:table-cell table:number-columns-repeated="2"/>
          <table:table-cell office:value-type="string">
            <text:p>spatial frequency</text:p>
          </table:table-cell>
          <table:table-cell table:number-columns-repeated="2"/>
          <table:table-cell office:value-type="string">
            <text:p>tsallis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table:style-name="ce1" office:value-type="float" office:value="-0.00008642571428571">
            <text:p>-8.64E-05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-0.0015074285714277">
            <text:p>-0.0015074286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-0.0523868571428568">
            <text:p>-0.0523868571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-0.0213391428571424">
            <text:p>-0.0213391429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-0.02808657142857">
            <text:p>-0.0280865714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0.000167220000000095">
            <text:p>0.00016722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table:style-name="ce1" office:value-type="float" office:value="0.0000114285714306459">
            <text:p>1.14E-05</text:p>
          </table:table-cell>
          <table:table-cell office:value-type="float" office:value="0">
            <text:p>0</text:p>
          </table:table-cell>
          <table:table-cell office:value-type="string">
            <text:p>Max - Mean</text:p>
          </table:table-cell>
          <table:table-cell office:value-type="float" office:value="-0.00346114285714311">
            <text:p>-0.0034611429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00103779999999997">
            <text:p>-0.00010378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-0.00165285714285628">
            <text:p>-0.0016528571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-0.0579685714285719">
            <text:p>-0.0579685714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-0.0268294285714286">
            <text:p>-0.0268294286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-0.015993999999999">
            <text:p>-0.015994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-0.000167134285714187">
            <text:p>-0.0001671343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table:style-name="ce1" office:value-type="float" office:value="0.00000942857143064554">
            <text:p>9.43E-06</text:p>
          </table:table-cell>
          <table:table-cell office:value-type="float" office:value="0">
            <text:p>0</text:p>
          </table:table-cell>
          <table:table-cell office:value-type="string">
            <text:p>Min - Mean</text:p>
          </table:table-cell>
          <table:table-cell office:value-type="float" office:value="0.00577542857142832">
            <text:p>0.0057754286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00145005714285708">
            <text:p>-0.0001450057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office:value-type="float" office:value="-0.0019839999999991">
            <text:p>-0.001984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office:value-type="float" office:value="-0.0730251428571413">
            <text:p>-0.0730251429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office:value-type="float" office:value="-0.0276602857142848">
            <text:p>-0.0276602857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office:value-type="float" office:value="-0.0404997142857125">
            <text:p>-0.0404997143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table:style-name="ce1" office:value-type="float" office:value="-0.0000407828571427587">
            <text:p>-4.08E-05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table:style-name="ce1" office:value-type="float" office:value="0.0000254285714306359">
            <text:p>2.54E-05</text:p>
          </table:table-cell>
          <table:table-cell office:value-type="float" office:value="0">
            <text:p>0</text:p>
          </table:table-cell>
          <table:table-cell office:value-type="string">
            <text:p>Lin - Mean</text:p>
          </table:table-cell>
          <table:table-cell office:value-type="float" office:value="0.000597428571428271">
            <text:p>0.0005974286</text:p>
          </table:table-cell>
          <table:table-cell table:style-name="ce2" office:value-type="float" office:value="0.870399279181062">
            <text:p>0.8703992792</text:p>
          </table:table-cell>
          <table:table-cell table:number-columns-repeated="99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00301442857142847">
            <text:p>-0.0003014429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office:value-type="float" office:value="-0.00275714285714202">
            <text:p>-0.0027571429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office:value-type="float" office:value="-0.0953934285714298">
            <text:p>-0.0953934286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office:value-type="float" office:value="-0.039183142857143">
            <text:p>-0.0391831429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office:value-type="float" office:value="-0.0670982857142852">
            <text:p>-0.0670982857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table:style-name="ce1" office:value-type="float" office:value="0.00000079142857152658">
            <text:p>7.91E-07</text:p>
          </table:table-cell>
          <table:table-cell table:style-name="ce2" office:value-type="float" office:value="0.999531594783564">
            <text:p>0.9995315948</text:p>
          </table:table-cell>
          <table:table-cell office:value-type="string">
            <text:p>Ran - Mean</text:p>
          </table:table-cell>
          <table:table-cell table:style-name="ce1" office:value-type="float" office:value="0.0000337142857163631">
            <text:p>3.37E-05</text:p>
          </table:table-cell>
          <table:table-cell office:value-type="float" office:value="0">
            <text:p>0</text:p>
          </table:table-cell>
          <table:table-cell office:value-type="string">
            <text:p>Ran - Mean</text:p>
          </table:table-cell>
          <table:table-cell office:value-type="float" office:value="-0.00402228571428602">
            <text:p>-0.0040222857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table:style-name="ce1" office:value-type="float" office:value="-0.0000861971428571463">
            <text:p>-8.62E-05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office:value-type="float" office:value="-0.00136485714285633">
            <text:p>-0.0013648571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office:value-type="float" office:value="-0.0487640000000026">
            <text:p>-0.048764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office:value-type="float" office:value="-0.02045">
            <text:p>-0.02045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office:value-type="float" office:value="-0.0255639999999998">
            <text:p>-0.025564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table:style-name="ce1" office:value-type="float" office:value="-0.0000258428571427594">
            <text:p>-2.58E-05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table:style-name="ce1" office:value-type="float" office:value="0.0000122857142877856">
            <text:p>1.23E-05</text:p>
          </table:table-cell>
          <table:table-cell office:value-type="float" office:value="0">
            <text:p>0</text:p>
          </table:table-cell>
          <table:table-cell office:value-type="string">
            <text:p>UD - Mean</text:p>
          </table:table-cell>
          <table:table-cell office:value-type="float" office:value="0.00403457142857122">
            <text:p>0.0040345714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table:style-name="ce1" office:value-type="float" office:value="-0.0000323971428571438">
            <text:p>-3.24E-05</text:p>
          </table:table-cell>
          <table:table-cell office:value-type="float" office:value="0">
            <text:p>0</text:p>
          </table:table-cell>
          <table:table-cell office:value-type="string">
            <text:p>DU - Mean</text:p>
          </table:table-cell>
          <table:table-cell office:value-type="float" office:value="-0.000799714285713442">
            <text:p>-0.0007997143</text:p>
          </table:table-cell>
          <table:table-cell office:value-type="float" office:value="0">
            <text:p>0</text:p>
          </table:table-cell>
          <table:table-cell office:value-type="string">
            <text:p>DU - Mean</text:p>
          </table:table-cell>
          <table:table-cell office:value-type="float" office:value="-0.0276208571428576">
            <text:p>-0.0276208571</text:p>
          </table:table-cell>
          <table:table-cell office:value-type="float" office:value="0">
            <text:p>0</text:p>
          </table:table-cell>
          <table:table-cell office:value-type="string">
            <text:p>DU - Mean</text:p>
          </table:table-cell>
          <table:table-cell office:value-type="float" office:value="-0.00784742857142858">
            <text:p>-0.0078474286</text:p>
          </table:table-cell>
          <table:table-cell office:value-type="float" office:value="0">
            <text:p>0</text:p>
          </table:table-cell>
          <table:table-cell office:value-type="string">
            <text:p>DU - Mean</text:p>
          </table:table-cell>
          <table:table-cell office:value-type="float" office:value="-0.00207599999999918">
            <text:p>-0.002076</text:p>
          </table:table-cell>
          <table:table-cell office:value-type="float" office:value="0.049037492408406">
            <text:p>0.0490374924</text:p>
          </table:table-cell>
          <table:table-cell office:value-type="string">
            <text:p>DU - Mean</text:p>
          </table:table-cell>
          <table:table-cell table:style-name="ce1" office:value-type="float" office:value="0.00000756571428581219">
            <text:p>7.57E-06</text:p>
          </table:table-cell>
          <table:table-cell/>
          <table:table-cell office:value-type="string">
            <text:p>DU - Mean</text:p>
          </table:table-cell>
          <table:table-cell table:style-name="ce1" office:value-type="float" office:value="0.00000600000000208068">
            <text:p>6.00E-06</text:p>
          </table:table-cell>
          <table:table-cell office:value-type="float" office:value="0">
            <text:p>0</text:p>
          </table:table-cell>
          <table:table-cell office:value-type="string">
            <text:p>DU - Mean</text:p>
          </table:table-cell>
          <table:table-cell office:value-type="float" office:value="-0.00322885714285746">
            <text:p>-0.0032288571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table:style-name="ce1" office:value-type="float" office:value="-0.0000173542857142872">
            <text:p>-1.74E-05</text:p>
          </table:table-cell>
          <table:table-cell table:style-name="ce1"/>
          <table:table-cell office:value-type="string">
            <text:p>Min - Max</text:p>
          </table:table-cell>
          <table:table-cell office:value-type="float" office:value="-0.000145428571428583">
            <text:p>-0.0001454286</text:p>
          </table:table-cell>
          <table:table-cell table:style-name="ce1"/>
          <table:table-cell office:value-type="string">
            <text:p>Min - Max</text:p>
          </table:table-cell>
          <table:table-cell office:value-type="float" office:value="-0.0055817142857151">
            <text:p>-0.0055817143</text:p>
          </table:table-cell>
          <table:table-cell table:style-name="ce1"/>
          <table:table-cell office:value-type="string">
            <text:p>Min - Max</text:p>
          </table:table-cell>
          <table:table-cell office:value-type="float" office:value="-0.00549028571428622">
            <text:p>-0.0054902857</text:p>
          </table:table-cell>
          <table:table-cell table:style-name="ce1"/>
          <table:table-cell office:value-type="string">
            <text:p>Min - Max</text:p>
          </table:table-cell>
          <table:table-cell office:value-type="float" office:value="0.0120925714285711">
            <text:p>0.0120925714</text:p>
          </table:table-cell>
          <table:table-cell office:value-type="float" office:value="0">
            <text:p>0</text:p>
          </table:table-cell>
          <table:table-cell office:value-type="string">
            <text:p>Min - Max</text:p>
          </table:table-cell>
          <table:table-cell office:value-type="float" office:value="-0.000334354285714282">
            <text:p>-0.0003343543</text:p>
          </table:table-cell>
          <table:table-cell office:value-type="float" office:value="0">
            <text:p>0</text:p>
          </table:table-cell>
          <table:table-cell office:value-type="string">
            <text:p>Min - Max</text:p>
          </table:table-cell>
          <table:table-cell table:style-name="ce1" office:value-type="float" office:value="-0.00000200000000000036">
            <text:p>-2.00E-06</text:p>
          </table:table-cell>
          <table:table-cell office:value-type="float" office:value="0.0407049368691699">
            <text:p>0.0407049369</text:p>
          </table:table-cell>
          <table:table-cell office:value-type="string">
            <text:p>Min - Max</text:p>
          </table:table-cell>
          <table:table-cell office:value-type="float" office:value="0.00923657142857143">
            <text:p>0.0092365714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table:style-name="ce1" office:value-type="float" office:value="-0.0000585799999999982">
            <text:p>-5.86E-05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office:value-type="float" office:value="-0.000476571428571398">
            <text:p>-0.0004765714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office:value-type="float" office:value="-0.0206382857142845">
            <text:p>-0.0206382857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office:value-type="float" office:value="-0.00632114285714237">
            <text:p>-0.0063211429</text:p>
          </table:table-cell>
          <table:table-cell table:style-name="ce1"/>
          <table:table-cell office:value-type="string">
            <text:p>Lin - Max</text:p>
          </table:table-cell>
          <table:table-cell office:value-type="float" office:value="-0.0124131428571424">
            <text:p>-0.0124131429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office:value-type="float" office:value="-0.000208002857142854">
            <text:p>-0.0002080029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table:style-name="ce1" office:value-type="float" office:value="0.00001399999999999">
            <text:p>1.40E-05</text:p>
          </table:table-cell>
          <table:table-cell office:value-type="float" office:value="0">
            <text:p>0</text:p>
          </table:table-cell>
          <table:table-cell office:value-type="string">
            <text:p>Lin - Max</text:p>
          </table:table-cell>
          <table:table-cell office:value-type="float" office:value="0.00405857142857138">
            <text:p>0.0040585714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00215017142857137">
            <text:p>-0.0002150171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0124971428571432">
            <text:p>-0.0012497143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43006571428573">
            <text:p>-0.0430065714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178440000000006">
            <text:p>-0.017844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390117142857151">
            <text:p>-0.0390117143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00166428571428569">
            <text:p>-0.0001664286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table:style-name="ce1" office:value-type="float" office:value="0.0000222857142857172">
            <text:p>2.23E-05</text:p>
          </table:table-cell>
          <table:table-cell office:value-type="float" office:value="0">
            <text:p>0</text:p>
          </table:table-cell>
          <table:table-cell office:value-type="string">
            <text:p>Ran - Max</text:p>
          </table:table-cell>
          <table:table-cell office:value-type="float" office:value="-0.000561142857142918">
            <text:p>-0.0005611429</text:p>
          </table:table-cell>
          <table:table-cell table:style-name="ce2" office:value-type="float" office:value="0.900817410748957">
            <text:p>0.9008174107</text:p>
          </table:table-cell>
          <table:table-cell table:number-columns-repeated="99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table:style-name="ce1" office:value-type="float" office:value="0.000000228571428563767">
            <text:p>2.29E-07</text:p>
          </table:table-cell>
          <table:table-cell table:style-name="ce2" office:value-type="float" office:value="0.99999997657554">
            <text:p>0.9999999766</text:p>
          </table:table-cell>
          <table:table-cell office:value-type="string">
            <text:p>UD - Max</text:p>
          </table:table-cell>
          <table:table-cell office:value-type="float" office:value="0.000142571428571365">
            <text:p>0.0001425714</text:p>
          </table:table-cell>
          <table:table-cell table:style-name="ce1"/>
          <table:table-cell office:value-type="string">
            <text:p>UD - Max</text:p>
          </table:table-cell>
          <table:table-cell office:value-type="float" office:value="0.00362285714285424">
            <text:p>0.0036228571</text:p>
          </table:table-cell>
          <table:table-cell/>
          <table:table-cell office:value-type="string">
            <text:p>UD - Max</text:p>
          </table:table-cell>
          <table:table-cell office:value-type="float" office:value="0.000889142857142408">
            <text:p>0.0008891429</text:p>
          </table:table-cell>
          <table:table-cell table:style-name="ce2" office:value-type="float" office:value="0.913527048907626">
            <text:p>0.9135270489</text:p>
          </table:table-cell>
          <table:table-cell office:value-type="string">
            <text:p>UD - Max</text:p>
          </table:table-cell>
          <table:table-cell office:value-type="float" office:value="0.00252257142857026">
            <text:p>0.0025225714</text:p>
          </table:table-cell>
          <table:table-cell/>
          <table:table-cell office:value-type="string">
            <text:p>UD - Max</text:p>
          </table:table-cell>
          <table:table-cell office:value-type="float" office:value="-0.000193062857142855">
            <text:p>-0.0001930629</text:p>
          </table:table-cell>
          <table:table-cell office:value-type="float" office:value="0">
            <text:p>0</text:p>
          </table:table-cell>
          <table:table-cell office:value-type="string">
            <text:p>UD - Max</text:p>
          </table:table-cell>
          <table:table-cell table:style-name="ce1" office:value-type="float" office:value="0.00000085714285713973">
            <text:p>8.57E-07</text:p>
          </table:table-cell>
          <table:table-cell table:style-name="ce2" office:value-type="float" office:value="0.854315633095028">
            <text:p>0.8543156331</text:p>
          </table:table-cell>
          <table:table-cell office:value-type="string">
            <text:p>UD - Max</text:p>
          </table:table-cell>
          <table:table-cell office:value-type="float" office:value="0.00749571428571433">
            <text:p>0.0074957143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table:style-name="ce1" office:value-type="float" office:value="0.0000540285714285662">
            <text:p>5.40E-05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office:value-type="float" office:value="0.000707714285714257">
            <text:p>0.0007077143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office:value-type="float" office:value="0.0247659999999992">
            <text:p>0.024766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office:value-type="float" office:value="0.0134917142857138">
            <text:p>0.0134917143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office:value-type="float" office:value="0.0260105714285709">
            <text:p>0.0260105714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office:value-type="float" office:value="-0.000159654285714283">
            <text:p>-0.0001596543</text:p>
          </table:table-cell>
          <table:table-cell office:value-type="float" office:value="0">
            <text:p>0</text:p>
          </table:table-cell>
          <table:table-cell office:value-type="string">
            <text:p>DU - Max</text:p>
          </table:table-cell>
          <table:table-cell table:style-name="ce1" office:value-type="float" office:value="-0.00000542857142856521">
            <text:p>-5.43E-06</text:p>
          </table:table-cell>
          <table:table-cell table:style-name="ce1"/>
          <table:table-cell office:value-type="string">
            <text:p>DU - Max</text:p>
          </table:table-cell>
          <table:table-cell office:value-type="float" office:value="0.000232285714285646">
            <text:p>0.0002322857</text:p>
          </table:table-cell>
          <table:table-cell table:style-name="ce2" office:value-type="float" office:value="0.998990286077746">
            <text:p>0.9989902861</text:p>
          </table:table-cell>
          <table:table-cell table:number-columns-repeated="99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table:style-name="ce1" office:value-type="float" office:value="-0.000041225714285711">
            <text:p>-4.12E-05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office:value-type="float" office:value="-0.000331142857142814">
            <text:p>-0.0003311429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office:value-type="float" office:value="-0.0150565714285694">
            <text:p>-0.0150565714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office:value-type="float" office:value="-0.000830857142856151">
            <text:p>-0.0008308571</text:p>
          </table:table-cell>
          <table:table-cell table:style-name="ce2" office:value-type="float" office:value="0.936505648991984">
            <text:p>0.936505649</text:p>
          </table:table-cell>
          <table:table-cell office:value-type="string">
            <text:p>Lin - Min</text:p>
          </table:table-cell>
          <table:table-cell office:value-type="float" office:value="-0.0245057142857135">
            <text:p>-0.0245057143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office:value-type="float" office:value="0.000126351428571428">
            <text:p>0.0001263514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table:style-name="ce1" office:value-type="float" office:value="0.0000159999999999904">
            <text:p>1.60E-05</text:p>
          </table:table-cell>
          <table:table-cell office:value-type="float" office:value="0">
            <text:p>0</text:p>
          </table:table-cell>
          <table:table-cell office:value-type="string">
            <text:p>Lin - Min</text:p>
          </table:table-cell>
          <table:table-cell office:value-type="float" office:value="-0.00517800000000005">
            <text:p>-0.005178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0019766285714285">
            <text:p>-0.0001976629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-0.00110428571428574">
            <text:p>-0.0011042857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-0.0374248571428579">
            <text:p>-0.0374248571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-0.0123537142857143">
            <text:p>-0.0123537143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-0.0511042857142862">
            <text:p>-0.0511042857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0.000167925714285713">
            <text:p>0.0001679257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table:style-name="ce1" office:value-type="float" office:value="0.0000242857142857176">
            <text:p>2.43E-05</text:p>
          </table:table-cell>
          <table:table-cell office:value-type="float" office:value="0">
            <text:p>0</text:p>
          </table:table-cell>
          <table:table-cell office:value-type="string">
            <text:p>Ran - Min</text:p>
          </table:table-cell>
          <table:table-cell office:value-type="float" office:value="-0.00979771428571435">
            <text:p>-0.0097977143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table:style-name="ce1" office:value-type="float" office:value="0.000017582857142851">
            <text:p>1.76E-05</text:p>
          </table:table-cell>
          <table:table-cell table:style-name="ce1"/>
          <table:table-cell office:value-type="string">
            <text:p>UD - Min</text:p>
          </table:table-cell>
          <table:table-cell office:value-type="float" office:value="0.000287999999999949">
            <text:p>0.000288</text:p>
          </table:table-cell>
          <table:table-cell office:value-type="float" office:value="0">
            <text:p>0</text:p>
          </table:table-cell>
          <table:table-cell office:value-type="string">
            <text:p>UD - Min</text:p>
          </table:table-cell>
          <table:table-cell office:value-type="float" office:value="0.00920457142856933">
            <text:p>0.0092045714</text:p>
          </table:table-cell>
          <table:table-cell office:value-type="float" office:value="0">
            <text:p>0</text:p>
          </table:table-cell>
          <table:table-cell office:value-type="string">
            <text:p>UD - Min</text:p>
          </table:table-cell>
          <table:table-cell office:value-type="float" office:value="0.00637942857142863">
            <text:p>0.0063794286</text:p>
          </table:table-cell>
          <table:table-cell table:style-name="ce1"/>
          <table:table-cell office:value-type="string">
            <text:p>UD - Min</text:p>
          </table:table-cell>
          <table:table-cell office:value-type="float" office:value="-0.0095700000000008">
            <text:p>-0.00957</text:p>
          </table:table-cell>
          <table:table-cell office:value-type="float" office:value="0">
            <text:p>0</text:p>
          </table:table-cell>
          <table:table-cell office:value-type="string">
            <text:p>UD - Min</text:p>
          </table:table-cell>
          <table:table-cell office:value-type="float" office:value="0.000141291428571427">
            <text:p>0.0001412914</text:p>
          </table:table-cell>
          <table:table-cell office:value-type="float" office:value="0">
            <text:p>0</text:p>
          </table:table-cell>
          <table:table-cell office:value-type="string">
            <text:p>UD - Min</text:p>
          </table:table-cell>
          <table:table-cell table:style-name="ce1" office:value-type="float" office:value="0.00000285714285714009">
            <text:p>2.86E-06</text:p>
          </table:table-cell>
          <table:table-cell/>
          <table:table-cell office:value-type="string">
            <text:p>UD - Min</text:p>
          </table:table-cell>
          <table:table-cell office:value-type="float" office:value="-0.0017408571428571">
            <text:p>-0.0017408571</text:p>
          </table:table-cell>
          <table:table-cell table:number-columns-repeated="100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table:style-name="ce1" office:value-type="float" office:value="0.0000713828571428534">
            <text:p>7.14E-05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office:value-type="float" office:value="0.000853142857142841">
            <text:p>0.0008531429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office:value-type="float" office:value="0.0303477142857143">
            <text:p>0.0303477143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office:value-type="float" office:value="0.018982">
            <text:p>0.018982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office:value-type="float" office:value="0.0139179999999998">
            <text:p>0.013918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office:value-type="float" office:value="0.000174699999999999">
            <text:p>0.0001747</text:p>
          </table:table-cell>
          <table:table-cell office:value-type="float" office:value="0">
            <text:p>0</text:p>
          </table:table-cell>
          <table:table-cell office:value-type="string">
            <text:p>DU - Min</text:p>
          </table:table-cell>
          <table:table-cell table:style-name="ce1" office:value-type="float" office:value="-0.00000342857142856485">
            <text:p>-3.43E-06</text:p>
          </table:table-cell>
          <table:table-cell table:style-name="ce1"/>
          <table:table-cell office:value-type="string">
            <text:p>DU - Min</text:p>
          </table:table-cell>
          <table:table-cell office:value-type="float" office:value="-0.00900428571428578">
            <text:p>-0.0090042857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00156437142857138">
            <text:p>-0.0001564371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office:value-type="float" office:value="-0.000773142857142922">
            <text:p>-0.0007731429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office:value-type="float" office:value="-0.0223682857142885">
            <text:p>-0.0223682857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office:value-type="float" office:value="-0.0115228571428582">
            <text:p>-0.0115228571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office:value-type="float" office:value="-0.0265985714285727">
            <text:p>-0.0265985714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table:style-name="ce1" office:value-type="float" office:value="0.0000415742857142853">
            <text:p>4.16E-05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table:style-name="ce1" office:value-type="float" office:value="0.00000828571428572719">
            <text:p>8.29E-06</text:p>
          </table:table-cell>
          <table:table-cell office:value-type="float" office:value="0">
            <text:p>0</text:p>
          </table:table-cell>
          <table:table-cell office:value-type="string">
            <text:p>Ran - Lin</text:p>
          </table:table-cell>
          <table:table-cell office:value-type="float" office:value="-0.0046197142857143">
            <text:p>-0.0046197143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table:style-name="ce1" office:value-type="float" office:value="0.000058808571428562">
            <text:p>5.88E-05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office:value-type="float" office:value="0.000619142857142763">
            <text:p>0.0006191429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office:value-type="float" office:value="0.0242611428571388">
            <text:p>0.0242611429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office:value-type="float" office:value="0.00721028571428478">
            <text:p>0.0072102857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office:value-type="float" office:value="0.0149357142857127">
            <text:p>0.0149357143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table:style-name="ce1" office:value-type="float" office:value="0.0000149399999999993">
            <text:p>1.49E-05</text:p>
          </table:table-cell>
          <table:table-cell table:style-name="ce1"/>
          <table:table-cell office:value-type="string">
            <text:p>UD - Lin</text:p>
          </table:table-cell>
          <table:table-cell table:style-name="ce1" office:value-type="float" office:value="-0.0000131428571428503">
            <text:p>-1.31E-05</text:p>
          </table:table-cell>
          <table:table-cell office:value-type="float" office:value="0">
            <text:p>0</text:p>
          </table:table-cell>
          <table:table-cell office:value-type="string">
            <text:p>UD - Lin</text:p>
          </table:table-cell>
          <table:table-cell office:value-type="float" office:value="0.00343714285714295">
            <text:p>0.0034371429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00112608571428564">
            <text:p>0.0001126086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office:value-type="float" office:value="0.00118428571428565">
            <text:p>0.0011842857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office:value-type="float" office:value="0.0454042857142837">
            <text:p>0.0454042857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office:value-type="float" office:value="0.0198128571428562">
            <text:p>0.0198128571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office:value-type="float" office:value="0.0384237142857133">
            <text:p>0.0384237143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table:style-name="ce1" office:value-type="float" office:value="0.0000483485714285709">
            <text:p>4.83E-05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table:style-name="ce1" office:value-type="float" office:value="-0.0000194285714285552">
            <text:p>-1.94E-05</text:p>
          </table:table-cell>
          <table:table-cell office:value-type="float" office:value="0">
            <text:p>0</text:p>
          </table:table-cell>
          <table:table-cell office:value-type="string">
            <text:p>DU - Lin</text:p>
          </table:table-cell>
          <table:table-cell office:value-type="float" office:value="-0.00382628571428573">
            <text:p>-0.0038262857</text:p>
          </table:table-cell>
          <table:table-cell table:style-name="ce1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002152457142857">
            <text:p>0.0002152457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office:value-type="float" office:value="0.00139228571428568">
            <text:p>0.0013922857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office:value-type="float" office:value="0.0466294285714273">
            <text:p>0.0466294286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office:value-type="float" office:value="0.018733142857143">
            <text:p>0.0187331429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office:value-type="float" office:value="0.0415342857142854">
            <text:p>0.0415342857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table:style-name="ce1" office:value-type="float" office:value="-0.000026634285714286">
            <text:p>-2.66E-05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table:style-name="ce1" office:value-type="float" office:value="-0.0000214285714285775">
            <text:p>-2.14E-05</text:p>
          </table:table-cell>
          <table:table-cell office:value-type="float" office:value="0">
            <text:p>0</text:p>
          </table:table-cell>
          <table:table-cell office:value-type="string">
            <text:p>UD - Ran</text:p>
          </table:table-cell>
          <table:table-cell office:value-type="float" office:value="0.00805685714285724">
            <text:p>0.008056857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00269045714285703">
            <text:p>0.0002690457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office:value-type="float" office:value="0.00195742857142858">
            <text:p>0.0019574286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office:value-type="float" office:value="0.0677725714285722">
            <text:p>0.0677725714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office:value-type="float" office:value="0.0313357142857144">
            <text:p>0.0313357143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office:value-type="float" office:value="0.065022285714286">
            <text:p>0.0650222857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table:style-name="ce1" office:value-type="float" office:value="0.00000677428571428561">
            <text:p>6.77E-06</text:p>
          </table:table-cell>
          <table:table-cell/>
          <table:table-cell office:value-type="string">
            <text:p>DU - Ran</text:p>
          </table:table-cell>
          <table:table-cell table:style-name="ce1" office:value-type="float" office:value="-0.0000277142857142824">
            <text:p>-2.77E-05</text:p>
          </table:table-cell>
          <table:table-cell office:value-type="float" office:value="0">
            <text:p>0</text:p>
          </table:table-cell>
          <table:table-cell office:value-type="string">
            <text:p>DU - Ran</text:p>
          </table:table-cell>
          <table:table-cell office:value-type="float" office:value="0.000793428571428564">
            <text:p>0.0007934286</text:p>
          </table:table-cell>
          <table:table-cell table:style-name="ce2" office:value-type="float" office:value="0.634595491141454">
            <text:p>0.6345954911</text:p>
          </table:table-cell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table:style-name="ce1" office:value-type="float" office:value="0.0000538000000000024">
            <text:p>5.38E-05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office:value-type="float" office:value="0.000565142857142892">
            <text:p>0.0005651429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office:value-type="float" office:value="0.0211431428571449">
            <text:p>0.0211431429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office:value-type="float" office:value="0.0126025714285714">
            <text:p>0.0126025714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office:value-type="float" office:value="0.0234880000000006">
            <text:p>0.023488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table:style-name="ce1" office:value-type="float" office:value="0.0000334085714285716">
            <text:p>3.34E-05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table:style-name="ce1" office:value-type="float" office:value="-0.00000628571428570494">
            <text:p>-6.29E-06</text:p>
          </table:table-cell>
          <table:table-cell office:value-type="float" office:value="0">
            <text:p>0</text:p>
          </table:table-cell>
          <table:table-cell office:value-type="string">
            <text:p>DU - UD</text:p>
          </table:table-cell>
          <table:table-cell office:value-type="float" office:value="-0.00726342857142868">
            <text:p>-0.0072634286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>
            <text:p>Mapped #</text:p>
          </table:table-cell>
          <table:table-cell office:value-type="string">
            <text:p>Transforms</text:p>
          </table:table-cell>
          <table:table-cell office:value-type="string">
            <text:p>Fusion</text:p>
          </table:table-cell>
          <table:table-cell office:value-type="string">
            <text:p>Metr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delet</text:p>
          </table:table-cell>
          <table:table-cell office:value-type="string">
            <text:p>mean</text:p>
          </table:table-cell>
          <table:table-cell office:value-type="string">
            <text:p>mutual inform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ourlet</text:p>
          </table:table-cell>
          <table:table-cell office:value-type="string">
            <text:p>max</text:p>
          </table:table-cell>
          <table:table-cell office:value-type="string">
            <text:p>Tsalli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rvelet</text:p>
          </table:table-cell>
          <table:table-cell office:value-type="string">
            <text:p>min </text:p>
          </table:table-cell>
          <table:table-cell office:value-type="string">
            <text:p>Nonlinear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D DWT</text:p>
          </table:table-cell>
          <table:table-cell office:value-type="string">
            <text:p>linear</text:p>
          </table:table-cell>
          <table:table-cell office:value-type="string">
            <text:p>grad-based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T DWT</text:p>
          </table:table-cell>
          <table:table-cell office:value-type="string">
            <text:p>random</text:p>
          </table:table-cell>
          <table:table-cell office:value-type="string">
            <text:p>multi-scale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WT</text:p>
          </table:table-cell>
          <table:table-cell office:value-type="string">
            <text:p>up-down</text:p>
          </table:table-cell>
          <table:table-cell office:value-type="string">
            <text:p>spatial frequency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down-up</text:p>
          </table:table-cell>
          <table:table-cell office:value-type="string">
            <text:p>phase congruency 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iella's metric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dient-Based" table:style-name="ta2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table:style-name="ce1" office:value-type="float" office:value="-0.00008642571428571">
            <text:p>-8.6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00103779999999997">
            <text:p>-0.0001037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00145005714285708">
            <text:p>-0.00014500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00301442857142847">
            <text:p>-0.0003014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table:style-name="ce1" office:value-type="float" office:value="-0.0000861971428571463">
            <text:p>-8.62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table:style-name="ce1" office:value-type="float" office:value="-0.0000323971428571438">
            <text:p>-3.2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table:style-name="ce1" office:value-type="float" office:value="-0.0000173542857142872">
            <text:p>-1.74E-05</text:p>
          </table:table-cell>
          <table:table-cell table:style-name="ce1" office:value-type="float" office:value="0.0000000152739524361678">
            <text:p>1.53E-0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table:style-name="ce1" office:value-type="float" office:value="-0.0000585799999999982">
            <text:p>-5.86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00215017142857137">
            <text:p>-0.00021501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table:style-name="ce1" office:value-type="float" office:value="0.000000228571428563767">
            <text:p>2.29E-07</text:p>
          </table:table-cell>
          <table:table-cell office:value-type="float" office:value="0.99999997657554">
            <text:p>0.9999999766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table:style-name="ce1" office:value-type="float" office:value="0.0000540285714285662">
            <text:p>5.40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table:style-name="ce1" office:value-type="float" office:value="-0.000041225714285711">
            <text:p>-4.12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0019766285714285">
            <text:p>-0.00019766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table:style-name="ce1" office:value-type="float" office:value="0.000017582857142851">
            <text:p>1.76E-05</text:p>
          </table:table-cell>
          <table:table-cell table:style-name="ce1" office:value-type="float" office:value="0.0000000080693518533792">
            <text:p>8.07E-09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table:style-name="ce1" office:value-type="float" office:value="0.0000713828571428534">
            <text:p>7.1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00156437142857138">
            <text:p>-0.00015643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table:style-name="ce1" office:value-type="float" office:value="0.000058808571428562">
            <text:p>5.88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00112608571428564">
            <text:p>0.00011260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002152457142857">
            <text:p>0.00021524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00269045714285703">
            <text:p>0.00026904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table:style-name="ce1" office:value-type="float" office:value="0.0000538000000000024">
            <text:p>5.38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scale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-0.0015074285714277">
            <text:p>-0.001507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0165285714285628">
            <text:p>-0.001652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019839999999991">
            <text:p>-0.00198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0275714285714202">
            <text:p>-0.002757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office:value-type="float" office:value="-0.00136485714285633">
            <text:p>-0.001364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office:value-type="float" office:value="-0.000799714285713442">
            <text:p>-0.000799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-0.000145428571428583">
            <text:p>-0.0001454286</text:p>
          </table:table-cell>
          <table:table-cell table:style-name="ce1" office:value-type="float" office:value="0.000000166824154046452">
            <text:p>1.67E-07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-0.000476571428571398">
            <text:p>-0.000476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0124971428571432">
            <text:p>-0.001249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0.000142571428571365">
            <text:p>0.0001425714</text:p>
          </table:table-cell>
          <table:table-cell table:style-name="ce1" office:value-type="float" office:value="0.00000472608481461023">
            <text:p>4.73E-06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0.000707714285714257">
            <text:p>0.000707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-0.000331142857142814">
            <text:p>-0.000331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0110428571428574">
            <text:p>-0.00110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0.000287999999999949">
            <text:p>0.00028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0.000853142857142841">
            <text:p>0.00085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00773142857142922">
            <text:p>-0.00077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office:value-type="float" office:value="0.000619142857142763">
            <text:p>0.000619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0118428571428565">
            <text:p>0.00118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0139228571428568">
            <text:p>0.001392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0195742857142858">
            <text:p>0.001957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office:value-type="float" office:value="0.000565142857142892">
            <text:p>0.000565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tual Information" table:style-name="ta4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-0.0523868571428568">
            <text:p>-0.052386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579685714285719">
            <text:p>-0.057968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730251428571413">
            <text:p>-0.073025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953934285714298">
            <text:p>-0.095393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office:value-type="float" office:value="-0.0487640000000026">
            <text:p>-0.04876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office:value-type="float" office:value="-0.0276208571428576">
            <text:p>-0.027620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-0.0055817142857151">
            <text:p>-0.0055817143</text:p>
          </table:table-cell>
          <table:table-cell table:style-name="ce1" office:value-type="float" office:value="0.0000000397798348705791">
            <text:p>3.98E-0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-0.0206382857142845">
            <text:p>-0.020638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43006571428573">
            <text:p>-0.043006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0.00362285714285424">
            <text:p>0.0036228571</text:p>
          </table:table-cell>
          <table:table-cell office:value-type="float" office:value="0.00250687827331353">
            <text:p>0.0025068783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0.0247659999999992">
            <text:p>0.02476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-0.0150565714285694">
            <text:p>-0.015056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374248571428579">
            <text:p>-0.037424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0.00920457142856933">
            <text:p>0.009204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0.0303477142857143">
            <text:p>0.030347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223682857142885">
            <text:p>-0.022368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office:value-type="float" office:value="0.0242611428571388">
            <text:p>0.024261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454042857142837">
            <text:p>0.04540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466294285714273">
            <text:p>0.046629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677725714285722">
            <text:p>0.067772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office:value-type="float" office:value="0.0211431428571449">
            <text:p>0.02114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linear Correlation" table:style-name="ta5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-0.0213391428571424">
            <text:p>-0.021339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268294285714286">
            <text:p>-0.026829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276602857142848">
            <text:p>-0.027660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39183142857143">
            <text:p>-0.03918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office:value-type="float" office:value="-0.02045">
            <text:p>-0.0204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office:value-type="float" office:value="-0.00784742857142858">
            <text:p>-0.007847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-0.00549028571428622">
            <text:p>-0.0054902857</text:p>
          </table:table-cell>
          <table:table-cell table:style-name="ce1" office:value-type="float" office:value="0.00000000000998512383887373">
            <text:p>9.99E-12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-0.00632114285714237">
            <text:p>-0.0063211429</text:p>
          </table:table-cell>
          <table:table-cell table:style-name="ce1" office:value-type="float" office:value="2.99760216648792E-015">
            <text:p>3.00E-15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178440000000006">
            <text:p>-0.01784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0.000889142857142408">
            <text:p>0.0008891429</text:p>
          </table:table-cell>
          <table:table-cell office:value-type="float" office:value="0.913527048907626">
            <text:p>0.9135270489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0.0134917142857138">
            <text:p>0.013491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-0.000830857142856151">
            <text:p>-0.0008308571</text:p>
          </table:table-cell>
          <table:table-cell office:value-type="float" office:value="0.936505648991984">
            <text:p>0.936505649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123537142857143">
            <text:p>-0.012353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0.00637942857142863">
            <text:p>0.0063794286</text:p>
          </table:table-cell>
          <table:table-cell table:style-name="ce1" office:value-type="float" office:value="1.33226762955019E-015">
            <text:p>1.33E-15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0.018982">
            <text:p>0.01898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115228571428582">
            <text:p>-0.011522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office:value-type="float" office:value="0.00721028571428478">
            <text:p>0.007210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198128571428562">
            <text:p>0.019812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18733142857143">
            <text:p>0.01873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313357142857144">
            <text:p>0.031335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office:value-type="float" office:value="0.0126025714285714">
            <text:p>0.012602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ase Congruency" table:style-name="ta6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-0.02808657142857">
            <text:p>-0.028086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15993999999999">
            <text:p>-0.01599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-0.0404997142857125">
            <text:p>-0.040499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670982857142852">
            <text:p>-0.067098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office:value-type="float" office:value="-0.0255639999999998">
            <text:p>-0.02556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office:value-type="float" office:value="-0.00207599999999918">
            <text:p>-0.002076</text:p>
          </table:table-cell>
          <table:table-cell office:value-type="float" office:value="0.049037492408406">
            <text:p>0.0490374924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0.0120925714285711">
            <text:p>0.012092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-0.0124131428571424">
            <text:p>-0.01241314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390117142857151">
            <text:p>-0.039011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0.00252257142857026">
            <text:p>0.0025225714</text:p>
          </table:table-cell>
          <table:table-cell office:value-type="float" office:value="0.00627862659053946">
            <text:p>0.0062786266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0.0260105714285709">
            <text:p>0.026010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-0.0245057142857135">
            <text:p>-0.024505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511042857142862">
            <text:p>-0.05110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-0.0095700000000008">
            <text:p>-0.009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0.0139179999999998">
            <text:p>0.0139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265985714285727">
            <text:p>-0.026598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office:value-type="float" office:value="0.0149357142857127">
            <text:p>0.014935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0.0384237142857133">
            <text:p>0.038423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415342857142854">
            <text:p>0.04153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65022285714286">
            <text:p>0.065022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office:value-type="float" office:value="0.0234880000000006">
            <text:p>0.02348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ella's Metric" table:style-name="ta7" table:print="false"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0.000167220000000095">
            <text:p>0.000167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-0.000167134285714187">
            <text:p>-0.00016713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table:style-name="ce1" office:value-type="float" office:value="-0.0000407828571427587">
            <text:p>-4.08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table:style-name="ce1" office:value-type="float" office:value="0.00000079142857152658">
            <text:p>7.91E-07</text:p>
          </table:table-cell>
          <table:table-cell office:value-type="float" office:value="0.999531594783564">
            <text:p>0.999531594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table:style-name="ce1" office:value-type="float" office:value="-0.0000258428571427594">
            <text:p>-2.58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table:style-name="ce1" office:value-type="float" office:value="0.00000756571428581219">
            <text:p>7.57E-06</text:p>
          </table:table-cell>
          <table:table-cell office:value-type="float" office:value="0.000824296106777256">
            <text:p>0.0008242961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-0.000334354285714282">
            <text:p>-0.00033435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-0.000208002857142854">
            <text:p>-0.00020800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00166428571428569">
            <text:p>-0.000166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-0.000193062857142855">
            <text:p>-0.00019306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-0.000159654285714283">
            <text:p>-0.00015965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0.000126351428571428">
            <text:p>0.00012635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0.000167925714285713">
            <text:p>0.00016792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0.000141291428571427">
            <text:p>0.00014129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0.000174699999999999">
            <text:p>0.000174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table:style-name="ce1" office:value-type="float" office:value="0.0000415742857142853">
            <text:p>4.16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table:style-name="ce1" office:value-type="float" office:value="0.0000149399999999993">
            <text:p>1.49E-05</text:p>
          </table:table-cell>
          <table:table-cell table:style-name="ce1" office:value-type="float" office:value="7.105427357601E-015">
            <text:p>7.11E-15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table:style-name="ce1" office:value-type="float" office:value="0.0000483485714285709">
            <text:p>4.83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table:style-name="ce1" office:value-type="float" office:value="-0.000026634285714286">
            <text:p>-2.66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table:style-name="ce1" office:value-type="float" office:value="0.00000677428571428561">
            <text:p>6.77E-06</text:p>
          </table:table-cell>
          <table:table-cell office:value-type="float" office:value="0.00456721210157274">
            <text:p>0.0045672121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table:style-name="ce1" office:value-type="float" office:value="0.0000334085714285716">
            <text:p>3.3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tial Frequency" table:style-name="ta8" table:print="false">
        <table:table-column table:style-name="co1" table:default-cell-style-name="Excel_20_Built-in_20_Normal"/>
        <table:table-column table:style-name="co13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table:style-name="ce1" office:value-type="float" office:value="0.0000114285714306459">
            <text:p>1.1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table:style-name="ce1" office:value-type="float" office:value="0.00000942857143064554">
            <text:p>9.43E-0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table:style-name="ce1" office:value-type="float" office:value="0.0000254285714306359">
            <text:p>2.5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table:style-name="ce1" office:value-type="float" office:value="0.0000337142857163631">
            <text:p>3.37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table:style-name="ce1" office:value-type="float" office:value="0.0000122857142877856">
            <text:p>1.23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table:style-name="ce1" office:value-type="float" office:value="0.00000600000000208068">
            <text:p>6.00E-0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table:style-name="ce1" office:value-type="float" office:value="-0.00000200000000000036">
            <text:p>-2.00E-06</text:p>
          </table:table-cell>
          <table:table-cell office:value-type="float" office:value="0.0407049368691699">
            <text:p>0.0407049369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table:style-name="ce1" office:value-type="float" office:value="0.00001399999999999">
            <text:p>1.40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table:style-name="ce1" office:value-type="float" office:value="0.0000222857142857172">
            <text:p>2.23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table:style-name="ce1" office:value-type="float" office:value="0.00000085714285713973">
            <text:p>8.57E-07</text:p>
          </table:table-cell>
          <table:table-cell office:value-type="float" office:value="0.854315633095028">
            <text:p>0.8543156331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table:style-name="ce1" office:value-type="float" office:value="-0.00000542857142856521">
            <text:p>-5.43E-06</text:p>
          </table:table-cell>
          <table:table-cell table:style-name="ce1" office:value-type="float" office:value="4.66293670342566E-015">
            <text:p>4.66E-15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table:style-name="ce1" office:value-type="float" office:value="0.0000159999999999904">
            <text:p>1.60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table:style-name="ce1" office:value-type="float" office:value="0.0000242857142857176">
            <text:p>2.43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table:style-name="ce1" office:value-type="float" office:value="0.00000285714285714009">
            <text:p>2.86E-06</text:p>
          </table:table-cell>
          <table:table-cell office:value-type="float" office:value="0.000307681732815146">
            <text:p>0.0003076817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table:style-name="ce1" office:value-type="float" office:value="-0.00000342857142856485">
            <text:p>-3.43E-06</text:p>
          </table:table-cell>
          <table:table-cell table:style-name="ce1" office:value-type="float" office:value="0.00000287505657847742">
            <text:p>2.88E-06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table:style-name="ce1" office:value-type="float" office:value="0.00000828571428572719">
            <text:p>8.29E-0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table:style-name="ce1" office:value-type="float" office:value="-0.0000131428571428503">
            <text:p>-1.31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table:style-name="ce1" office:value-type="float" office:value="-0.0000194285714285552">
            <text:p>-1.9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table:style-name="ce1" office:value-type="float" office:value="-0.0000214285714285775">
            <text:p>-2.14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table:style-name="ce1" office:value-type="float" office:value="-0.0000277142857142824">
            <text:p>-2.77E-0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table:style-name="ce1" office:value-type="float" office:value="-0.00000628571428570494">
            <text:p>-6.29E-0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allis Entropy" table:style-name="ta9" table:print="false">
        <table:table-column table:style-name="co1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/>
          <table:table-cell office:value-type="string">
            <text:p>names</text:p>
          </table:table-cell>
          <table:table-cell office:value-type="string">
            <text:p>estimates</text:p>
          </table:table-cell>
          <table:table-cell office:value-type="string">
            <text:p>pvalue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x - Mean</text:p>
          </table:table-cell>
          <table:table-cell office:value-type="float" office:value="-0.00346114285714311">
            <text:p>-0.0034611429</text:p>
          </table:table-cell>
          <table:table-cell table:style-name="ce1" office:value-type="float" office:value="0.00000000000233157937401529">
            <text:p>2.33E-1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 - Mean</text:p>
          </table:table-cell>
          <table:table-cell office:value-type="float" office:value="0.00577542857142832">
            <text:p>0.005775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n - Mean</text:p>
          </table:table-cell>
          <table:table-cell office:value-type="float" office:value="0.000597428571428271">
            <text:p>0.0005974286</text:p>
          </table:table-cell>
          <table:table-cell office:value-type="float" office:value="0.870399279181062">
            <text:p>0.870399279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n - Mean</text:p>
          </table:table-cell>
          <table:table-cell office:value-type="float" office:value="-0.00402228571428602">
            <text:p>-0.0040222857</text:p>
          </table:table-cell>
          <table:table-cell table:style-name="ce1" office:value-type="float" office:value="3.33066907387547E-016">
            <text:p>3.33E-16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D - Mean</text:p>
          </table:table-cell>
          <table:table-cell office:value-type="float" office:value="0.00403457142857122">
            <text:p>0.0040345714</text:p>
          </table:table-cell>
          <table:table-cell table:style-name="ce1" office:value-type="float" office:value="4.44089209850063E-016">
            <text:p>4.44E-16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 - Mean</text:p>
          </table:table-cell>
          <table:table-cell office:value-type="float" office:value="-0.00322885714285746">
            <text:p>-0.0032288571</text:p>
          </table:table-cell>
          <table:table-cell table:style-name="ce1" office:value-type="float" office:value="0.00000000012420309225547">
            <text:p>1.24E-1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n - Max</text:p>
          </table:table-cell>
          <table:table-cell office:value-type="float" office:value="0.00923657142857143">
            <text:p>0.009236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n - Max</text:p>
          </table:table-cell>
          <table:table-cell office:value-type="float" office:value="0.00405857142857138">
            <text:p>0.00405857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n - Max</text:p>
          </table:table-cell>
          <table:table-cell office:value-type="float" office:value="-0.000561142857142918">
            <text:p>-0.0005611429</text:p>
          </table:table-cell>
          <table:table-cell office:value-type="float" office:value="0.900817410748957">
            <text:p>0.900817410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D - Max</text:p>
          </table:table-cell>
          <table:table-cell office:value-type="float" office:value="0.00749571428571433">
            <text:p>0.007495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 - Max</text:p>
          </table:table-cell>
          <table:table-cell office:value-type="float" office:value="0.000232285714285646">
            <text:p>0.0002322857</text:p>
          </table:table-cell>
          <table:table-cell office:value-type="float" office:value="0.998990286077746">
            <text:p>0.998990286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in - Min</text:p>
          </table:table-cell>
          <table:table-cell office:value-type="float" office:value="-0.00517800000000005">
            <text:p>-0.00517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n - Min</text:p>
          </table:table-cell>
          <table:table-cell office:value-type="float" office:value="-0.00979771428571435">
            <text:p>-0.009797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D - Min</text:p>
          </table:table-cell>
          <table:table-cell office:value-type="float" office:value="-0.0017408571428571">
            <text:p>-0.0017408571</text:p>
          </table:table-cell>
          <table:table-cell office:value-type="float" office:value="0.00473278938002186">
            <text:p>0.0047327894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U - Min</text:p>
          </table:table-cell>
          <table:table-cell office:value-type="float" office:value="-0.00900428571428578">
            <text:p>-0.009004285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an - Lin</text:p>
          </table:table-cell>
          <table:table-cell office:value-type="float" office:value="-0.0046197142857143">
            <text:p>-0.004619714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 - Lin</text:p>
          </table:table-cell>
          <table:table-cell office:value-type="float" office:value="0.00343714285714295">
            <text:p>0.0034371429</text:p>
          </table:table-cell>
          <table:table-cell table:style-name="ce1" office:value-type="float" office:value="0.00000000000394984045470892">
            <text:p>3.95E-12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U - Lin</text:p>
          </table:table-cell>
          <table:table-cell office:value-type="float" office:value="-0.00382628571428573">
            <text:p>-0.0038262857</text:p>
          </table:table-cell>
          <table:table-cell table:style-name="ce1" office:value-type="float" office:value="0.0000000000000152100554373646">
            <text:p>1.52E-14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D - Ran</text:p>
          </table:table-cell>
          <table:table-cell office:value-type="float" office:value="0.00805685714285724">
            <text:p>0.008056857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 - Ran</text:p>
          </table:table-cell>
          <table:table-cell office:value-type="float" office:value="0.000793428571428564">
            <text:p>0.0007934286</text:p>
          </table:table-cell>
          <table:table-cell office:value-type="float" office:value="0.634595491141454">
            <text:p>0.6345954911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U - UD</text:p>
          </table:table-cell>
          <table:table-cell office:value-type="float" office:value="-0.00726342857142868">
            <text:p>-0.007263428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ping" table:style-name="ta10" table:print="false">
        <table:table-column table:style-name="co21" table:default-cell-style-name="Excel_20_Built-in_20_Normal"/>
        <table:table-column table:style-name="co10" table:default-cell-style-name="Excel_20_Built-in_20_Normal"/>
        <table:table-column table:style-name="co1" table:default-cell-style-name="Excel_20_Built-in_20_Normal"/>
        <table:table-column table:style-name="co22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Mapped #</text:p>
          </table:table-cell>
          <table:table-cell office:value-type="string">
            <text:p>Transforms</text:p>
          </table:table-cell>
          <table:table-cell office:value-type="string">
            <text:p>Fusion</text:p>
          </table:table-cell>
          <table:table-cell office:value-type="string">
            <text:p>Metrics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delet</text:p>
          </table:table-cell>
          <table:table-cell office:value-type="string">
            <text:p>mean</text:p>
          </table:table-cell>
          <table:table-cell office:value-type="string">
            <text:p>mutual information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ourlet</text:p>
          </table:table-cell>
          <table:table-cell office:value-type="string">
            <text:p>max</text:p>
          </table:table-cell>
          <table:table-cell office:value-type="string">
            <text:p>Tsallis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rvelet</text:p>
          </table:table-cell>
          <table:table-cell office:value-type="string">
            <text:p>min </text:p>
          </table:table-cell>
          <table:table-cell office:value-type="string">
            <text:p>Nonlinear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D DWT</text:p>
          </table:table-cell>
          <table:table-cell office:value-type="string">
            <text:p>linear</text:p>
          </table:table-cell>
          <table:table-cell office:value-type="string">
            <text:p>grad-based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T DWT</text:p>
          </table:table-cell>
          <table:table-cell office:value-type="string">
            <text:p>random</text:p>
          </table:table-cell>
          <table:table-cell office:value-type="string">
            <text:p>multi-scale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WT</text:p>
          </table:table-cell>
          <table:table-cell office:value-type="string">
            <text:p>up-down</text:p>
          </table:table-cell>
          <table:table-cell office:value-type="string">
            <text:p>spatial frequency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down-up</text:p>
          </table:table-cell>
          <table:table-cell office:value-type="string">
            <text:p>phase congruency 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iella's metric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9/23/2016</text:date>, <text:time>15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ient-Based" style:display-name="PageStyle_Gradient-Ba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scale" style:display-name="PageStyle_Multisc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tual_20_Information" style:display-name="PageStyle_Mutual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linear_20_Correlation" style:display-name="PageStyle_Nonlinear Corre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se_20_Congruency" style:display-name="PageStyle_Phase Congr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ella_27_s_20_Metric" style:display-name="PageStyle_Piella's Met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tial_20_Frequency" style:display-name="PageStyle_Spatial Frequen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allis_20_Entropy" style:display-name="PageStyle_Tsallis Entr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ping" style:display-name="PageStyle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1299" meta:object-count="0"/>
    <meta:generator>OpenOffice/4.1.2$Win32 OpenOffice.org_project/412m3$Build-9782</meta:generator>
  </office:meta>
</office:document-meta>
</file>